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9457in" svg:y="0.7295in">
            <draw:object draw:notify-on-update-of-ranges="Sheet1.A3:Sheet1.A45 Sheet1.C3:Sheet1.C45 Sheet1.A3:Sheet1.A45 Sheet1.E3:Sheet1.E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710865394495E-015" calcext:value-type="float">
            <text:p>1.07710865394495E-015</text:p>
          </table:table-cell>
          <table:table-cell table:formula="of:=[.B3]*[.$D$1]" office:value-type="float" office:value="2.69277163486237E-015" calcext:value-type="float">
            <text:p>2.69277163486237E-015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2.69277163486237E-015" calcext:value-type="float">
            <text:p>2.69277163486237E-015</text:p>
          </table:table-cell>
        </table:table-row>
        <table:table-row table:style-name="ro1">
          <table:table-cell office:value-type="float" office:value="3.013604495" calcext:value-type="float">
            <text:p>3.013604495</text:p>
          </table:table-cell>
          <table:table-cell office:value-type="float" office:value="1.07710865394495E-015" calcext:value-type="float">
            <text:p>1.07710865394495E-015</text:p>
          </table:table-cell>
          <table:table-cell table:formula="of:=[.B4]*[.$D$1]" office:value-type="float" office:value="2.69277163486237E-015" calcext:value-type="float">
            <text:p>2.69277163486237E-01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2.69277163486237E-015" calcext:value-type="float">
            <text:p>2.69277163486237E-015</text:p>
          </table:table-cell>
        </table:table-row>
        <table:table-row table:style-name="ro1">
          <table:table-cell office:value-type="float" office:value="3.0724216796" calcext:value-type="float">
            <text:p>3.0724216796</text:p>
          </table:table-cell>
          <table:table-cell office:value-type="float" office:value="1.5328993970395E-015" calcext:value-type="float">
            <text:p>1.5328993970395E-015</text:p>
          </table:table-cell>
          <table:table-cell table:formula="of:=[.B5]*[.$D$1]" office:value-type="float" office:value="3.83224849259875E-015" calcext:value-type="float">
            <text:p>3.83224849259875E-015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3.83224849259875E-015" calcext:value-type="float">
            <text:p>3.83224849259875E-015</text:p>
          </table:table-cell>
        </table:table-row>
        <table:table-row table:style-name="ro1">
          <table:table-cell office:value-type="float" office:value="3.2255930098" calcext:value-type="float">
            <text:p>3.2255930098</text:p>
          </table:table-cell>
          <table:table-cell office:value-type="float" office:value="0.0000000000000108936405542615" calcext:value-type="float">
            <text:p>1.08936405542615E-014</text:p>
          </table:table-cell>
          <table:table-cell table:formula="of:=[.B6]*[.$D$1]" office:value-type="float" office:value="0.0000000000000272341013856537" calcext:value-type="float">
            <text:p>2.72341013856537E-014</text:p>
          </table:table-cell>
          <table:table-cell office:value-type="float" office:value="0.5" calcext:value-type="float">
            <text:p>0.5</text:p>
          </table:table-cell>
          <table:table-cell table:formula="of:=[.C6]*[.D6]" office:value-type="float" office:value="0.0000000000000136170506928269" calcext:value-type="float">
            <text:p>1.36170506928269E-014</text:p>
          </table:table-cell>
        </table:table-row>
        <table:table-row table:style-name="ro1">
          <table:table-cell office:value-type="float" office:value="3.3799760304" calcext:value-type="float">
            <text:p>3.3799760304</text:p>
          </table:table-cell>
          <table:table-cell office:value-type="float" office:value="0.0000000000000107280921388881" calcext:value-type="float">
            <text:p>1.07280921388881E-014</text:p>
          </table:table-cell>
          <table:table-cell table:formula="of:=[.B7]*[.$D$1]" office:value-type="float" office:value="0.0000000000000268202303472202" calcext:value-type="float">
            <text:p>2.68202303472202E-014</text:p>
          </table:table-cell>
          <table:table-cell office:value-type="float" office:value="0.5" calcext:value-type="float">
            <text:p>0.5</text:p>
          </table:table-cell>
          <table:table-cell table:formula="of:=[.C7]*[.D7]" office:value-type="float" office:value="0.0000000000000134101151736101" calcext:value-type="float">
            <text:p>1.34101151736101E-014</text:p>
          </table:table-cell>
        </table:table-row>
        <table:table-row table:style-name="ro1">
          <table:table-cell office:value-type="float" office:value="3.5166467596" calcext:value-type="float">
            <text:p>3.5166467596</text:p>
          </table:table-cell>
          <table:table-cell office:value-type="float" office:value="0.0000000000000121158758031645" calcext:value-type="float">
            <text:p>1.21158758031645E-014</text:p>
          </table:table-cell>
          <table:table-cell table:formula="of:=[.B8]*[.$D$1]" office:value-type="float" office:value="0.0000000000000302896895079112" calcext:value-type="float">
            <text:p>3.02896895079112E-014</text:p>
          </table:table-cell>
          <table:table-cell office:value-type="float" office:value="0.5" calcext:value-type="float">
            <text:p>0.5</text:p>
          </table:table-cell>
          <table:table-cell table:formula="of:=[.C8]*[.D8]" office:value-type="float" office:value="0.0000000000000151448447539556" calcext:value-type="float">
            <text:p>1.51448447539556E-014</text:p>
          </table:table-cell>
        </table:table-row>
        <table:table-row table:style-name="ro1">
          <table:table-cell office:value-type="float" office:value="3.5650455841" calcext:value-type="float">
            <text:p>3.5650455841</text:p>
          </table:table-cell>
          <table:table-cell office:value-type="float" office:value="9.71771234366505E-015" calcext:value-type="float">
            <text:p>9.71771234366505E-015</text:p>
          </table:table-cell>
          <table:table-cell table:formula="of:=[.B9]*[.$D$1]" office:value-type="float" office:value="0.0000000000000242942808591626" calcext:value-type="float">
            <text:p>2.42942808591626E-014</text:p>
          </table:table-cell>
          <table:table-cell office:value-type="float" office:value="0.5" calcext:value-type="float">
            <text:p>0.5</text:p>
          </table:table-cell>
          <table:table-cell table:formula="of:=[.C9]*[.D9]" office:value-type="float" office:value="0.0000000000000121471404295813" calcext:value-type="float">
            <text:p>1.21471404295813E-014</text:p>
          </table:table-cell>
        </table:table-row>
        <table:table-row table:style-name="ro1">
          <table:table-cell office:value-type="float" office:value="3.6088104612" calcext:value-type="float">
            <text:p>3.6088104612</text:p>
          </table:table-cell>
          <table:table-cell office:value-type="float" office:value="7.71280486839168E-015" calcext:value-type="float">
            <text:p>7.71280486839168E-015</text:p>
          </table:table-cell>
          <table:table-cell table:formula="of:=[.B10]*[.$D$1]" office:value-type="float" office:value="0.0000000000000192820121709792" calcext:value-type="float">
            <text:p>1.92820121709792E-014</text:p>
          </table:table-cell>
          <table:table-cell office:value-type="float" office:value="0.5" calcext:value-type="float">
            <text:p>0.5</text:p>
          </table:table-cell>
          <table:table-cell table:formula="of:=[.C10]*[.D10]" office:value-type="float" office:value="9.6410060854896E-015" calcext:value-type="float">
            <text:p>9.6410060854896E-015</text:p>
          </table:table-cell>
        </table:table-row>
        <table:table-row table:style-name="ro1">
          <table:table-cell office:value-type="float" office:value="3.6657457907" calcext:value-type="float">
            <text:p>3.6657457907</text:p>
          </table:table-cell>
          <table:table-cell office:value-type="float" office:value="3.473675208153E-015" calcext:value-type="float">
            <text:p>3.473675208153E-015</text:p>
          </table:table-cell>
          <table:table-cell table:formula="of:=[.B11]*[.$D$1]" office:value-type="float" office:value="8.6841880203825E-015" calcext:value-type="float">
            <text:p>8.6841880203825E-015</text:p>
          </table:table-cell>
          <table:table-cell office:value-type="float" office:value="0.5" calcext:value-type="float">
            <text:p>0.5</text:p>
          </table:table-cell>
          <table:table-cell table:formula="of:=[.C11]*[.D11]" office:value-type="float" office:value="4.34209401019125E-015" calcext:value-type="float">
            <text:p>4.34209401019125E-015</text:p>
          </table:table-cell>
        </table:table-row>
        <table:table-row table:style-name="ro1">
          <table:table-cell office:value-type="float" office:value="3.6789220281" calcext:value-type="float">
            <text:p>3.6789220281</text:p>
          </table:table-cell>
          <table:table-cell office:value-type="float" office:value="3.28268852900969E-015" calcext:value-type="float">
            <text:p>3.28268852900969E-015</text:p>
          </table:table-cell>
          <table:table-cell table:formula="of:=[.B12]*[.$D$1]" office:value-type="float" office:value="8.20672132252423E-015" calcext:value-type="float">
            <text:p>8.20672132252423E-015</text:p>
          </table:table-cell>
          <table:table-cell office:value-type="float" office:value="0.5" calcext:value-type="float">
            <text:p>0.5</text:p>
          </table:table-cell>
          <table:table-cell table:formula="of:=[.C12]*[.D12]" office:value-type="float" office:value="4.10336066126211E-015" calcext:value-type="float">
            <text:p>4.10336066126211E-015</text:p>
          </table:table-cell>
        </table:table-row>
        <table:table-row table:style-name="ro1">
          <table:table-cell office:value-type="float" office:value="3.6918393415" calcext:value-type="float">
            <text:p>3.6918393415</text:p>
          </table:table-cell>
          <table:table-cell office:value-type="float" office:value="3.19936065744964E-015" calcext:value-type="float">
            <text:p>3.19936065744964E-015</text:p>
          </table:table-cell>
          <table:table-cell table:formula="of:=[.B13]*[.$D$1]" office:value-type="float" office:value="7.9984016436241E-015" calcext:value-type="float">
            <text:p>7.9984016436241E-015</text:p>
          </table:table-cell>
          <table:table-cell office:value-type="float" office:value="0.5" calcext:value-type="float">
            <text:p>0.5</text:p>
          </table:table-cell>
          <table:table-cell table:formula="of:=[.C13]*[.D13]" office:value-type="float" office:value="3.99920082181205E-015" calcext:value-type="float">
            <text:p>3.99920082181205E-015</text:p>
          </table:table-cell>
        </table:table-row>
        <table:table-row table:style-name="ro1">
          <table:table-cell office:value-type="float" office:value="3.7012639177" calcext:value-type="float">
            <text:p>3.7012639177</text:p>
          </table:table-cell>
          <table:table-cell office:value-type="float" office:value="3.19188513985777E-015" calcext:value-type="float">
            <text:p>3.19188513985777E-015</text:p>
          </table:table-cell>
          <table:table-cell table:formula="of:=[.B14]*[.$D$1]" office:value-type="float" office:value="7.97971284964443E-015" calcext:value-type="float">
            <text:p>7.97971284964443E-015</text:p>
          </table:table-cell>
          <table:table-cell office:value-type="float" office:value="0.5" calcext:value-type="float">
            <text:p>0.5</text:p>
          </table:table-cell>
          <table:table-cell table:formula="of:=[.C14]*[.D14]" office:value-type="float" office:value="3.98985642482221E-015" calcext:value-type="float">
            <text:p>3.98985642482221E-015</text:p>
          </table:table-cell>
        </table:table-row>
        <table:table-row table:style-name="ro1">
          <table:table-cell office:value-type="float" office:value="3.7115568212" calcext:value-type="float">
            <text:p>3.7115568212</text:p>
          </table:table-cell>
          <table:table-cell office:value-type="float" office:value="3.23763224628726E-015" calcext:value-type="float">
            <text:p>3.23763224628726E-015</text:p>
          </table:table-cell>
          <table:table-cell table:formula="of:=[.B15]*[.$D$1]" office:value-type="float" office:value="8.09408061571815E-015" calcext:value-type="float">
            <text:p>8.09408061571815E-015</text:p>
          </table:table-cell>
          <table:table-cell office:value-type="float" office:value="0.5" calcext:value-type="float">
            <text:p>0.5</text:p>
          </table:table-cell>
          <table:table-cell table:formula="of:=[.C15]*[.D15]" office:value-type="float" office:value="4.04704030785908E-015" calcext:value-type="float">
            <text:p>4.04704030785908E-015</text:p>
          </table:table-cell>
        </table:table-row>
        <table:table-row table:style-name="ro1">
          <table:table-cell office:value-type="float" office:value="3.7225127169" calcext:value-type="float">
            <text:p>3.7225127169</text:p>
          </table:table-cell>
          <table:table-cell office:value-type="float" office:value="3.24563363970826E-015" calcext:value-type="float">
            <text:p>3.24563363970826E-015</text:p>
          </table:table-cell>
          <table:table-cell table:formula="of:=[.B16]*[.$D$1]" office:value-type="float" office:value="8.11408409927065E-015" calcext:value-type="float">
            <text:p>8.11408409927065E-015</text:p>
          </table:table-cell>
          <table:table-cell office:value-type="float" office:value="0.5" calcext:value-type="float">
            <text:p>0.5</text:p>
          </table:table-cell>
          <table:table-cell table:formula="of:=[.C16]*[.D16]" office:value-type="float" office:value="4.05704204963533E-015" calcext:value-type="float">
            <text:p>4.05704204963533E-015</text:p>
          </table:table-cell>
        </table:table-row>
        <table:table-row table:style-name="ro1">
          <table:table-cell office:value-type="float" office:value="3.7291987297" calcext:value-type="float">
            <text:p>3.7291987297</text:p>
          </table:table-cell>
          <table:table-cell office:value-type="float" office:value="3.49611453595912E-015" calcext:value-type="float">
            <text:p>3.49611453595912E-015</text:p>
          </table:table-cell>
          <table:table-cell table:formula="of:=[.B17]*[.$D$1]" office:value-type="float" office:value="8.7402863398978E-015" calcext:value-type="float">
            <text:p>8.7402863398978E-015</text:p>
          </table:table-cell>
          <table:table-cell office:value-type="float" office:value="0.5" calcext:value-type="float">
            <text:p>0.5</text:p>
          </table:table-cell>
          <table:table-cell table:formula="of:=[.C17]*[.D17]" office:value-type="float" office:value="4.3701431699489E-015" calcext:value-type="float">
            <text:p>4.3701431699489E-015</text:p>
          </table:table-cell>
        </table:table-row>
        <table:table-row table:style-name="ro1">
          <table:table-cell office:value-type="float" office:value="3.7387789755" calcext:value-type="float">
            <text:p>3.7387789755</text:p>
          </table:table-cell>
          <table:table-cell office:value-type="float" office:value="3.65411907650772E-015" calcext:value-type="float">
            <text:p>3.65411907650772E-015</text:p>
          </table:table-cell>
          <table:table-cell table:formula="of:=[.B18]*[.$D$1]" office:value-type="float" office:value="9.1352976912693E-015" calcext:value-type="float">
            <text:p>9.1352976912693E-015</text:p>
          </table:table-cell>
          <table:table-cell office:value-type="float" office:value="0.5" calcext:value-type="float">
            <text:p>0.5</text:p>
          </table:table-cell>
          <table:table-cell table:formula="of:=[.C18]*[.D18]" office:value-type="float" office:value="4.56764884563465E-015" calcext:value-type="float">
            <text:p>4.56764884563465E-015</text:p>
          </table:table-cell>
        </table:table-row>
        <table:table-row table:style-name="ro1">
          <table:table-cell office:value-type="float" office:value="3.7470402509" calcext:value-type="float">
            <text:p>3.7470402509</text:p>
          </table:table-cell>
          <table:table-cell office:value-type="float" office:value="3.90422278395559E-015" calcext:value-type="float">
            <text:p>3.90422278395559E-015</text:p>
          </table:table-cell>
          <table:table-cell table:formula="of:=[.B19]*[.$D$1]" office:value-type="float" office:value="9.76055695988898E-015" calcext:value-type="float">
            <text:p>9.76055695988898E-015</text:p>
          </table:table-cell>
          <table:table-cell office:value-type="float" office:value="0.5" calcext:value-type="float">
            <text:p>0.5</text:p>
          </table:table-cell>
          <table:table-cell table:formula="of:=[.C19]*[.D19]" office:value-type="float" office:value="4.88027847994449E-015" calcext:value-type="float">
            <text:p>4.88027847994449E-015</text:p>
          </table:table-cell>
        </table:table-row>
        <table:table-row table:style-name="ro1">
          <table:table-cell office:value-type="float" office:value="3.7579044753" calcext:value-type="float">
            <text:p>3.7579044753</text:p>
          </table:table-cell>
          <table:table-cell office:value-type="float" office:value="4.23986904602686E-015" calcext:value-type="float">
            <text:p>4.23986904602686E-015</text:p>
          </table:table-cell>
          <table:table-cell table:formula="of:=[.B20]*[.$D$1]" office:value-type="float" office:value="0.0000000000000105996726150672" calcext:value-type="float">
            <text:p>1.05996726150672E-014</text:p>
          </table:table-cell>
          <table:table-cell office:value-type="float" office:value="0.5" calcext:value-type="float">
            <text:p>0.5</text:p>
          </table:table-cell>
          <table:table-cell table:formula="of:=[.C20]*[.D20]" office:value-type="float" office:value="5.29983630753358E-015" calcext:value-type="float">
            <text:p>5.29983630753358E-015</text:p>
          </table:table-cell>
        </table:table-row>
        <table:table-row table:style-name="ro1">
          <table:table-cell office:value-type="float" office:value="3.7677798173" calcext:value-type="float">
            <text:p>3.7677798173</text:p>
          </table:table-cell>
          <table:table-cell office:value-type="float" office:value="4.64833893997229E-015" calcext:value-type="float">
            <text:p>4.64833893997229E-015</text:p>
          </table:table-cell>
          <table:table-cell table:formula="of:=[.B21]*[.$D$1]" office:value-type="float" office:value="0.0000000000000116208473499307" calcext:value-type="float">
            <text:p>1.16208473499307E-014</text:p>
          </table:table-cell>
          <table:table-cell office:value-type="float" office:value="0.5" calcext:value-type="float">
            <text:p>0.5</text:p>
          </table:table-cell>
          <table:table-cell table:formula="of:=[.C21]*[.D21]" office:value-type="float" office:value="5.81042367496536E-015" calcext:value-type="float">
            <text:p>5.81042367496536E-015</text:p>
          </table:table-cell>
        </table:table-row>
        <table:table-row table:style-name="ro1">
          <table:table-cell office:value-type="float" office:value="3.7811633591" calcext:value-type="float">
            <text:p>3.7811633591</text:p>
          </table:table-cell>
          <table:table-cell office:value-type="float" office:value="5.1656887075483E-015" calcext:value-type="float">
            <text:p>5.1656887075483E-015</text:p>
          </table:table-cell>
          <table:table-cell table:formula="of:=[.B22]*[.$D$1]" office:value-type="float" office:value="0.0000000000000129142217688708" calcext:value-type="float">
            <text:p>1.29142217688708E-014</text:p>
          </table:table-cell>
          <table:table-cell office:value-type="float" office:value="0.5" calcext:value-type="float">
            <text:p>0.5</text:p>
          </table:table-cell>
          <table:table-cell table:formula="of:=[.C22]*[.D22]" office:value-type="float" office:value="6.45711088443538E-015" calcext:value-type="float">
            <text:p>6.45711088443538E-015</text:p>
          </table:table-cell>
        </table:table-row>
        <table:table-row table:style-name="ro1">
          <table:table-cell office:value-type="float" office:value="3.7921265282" calcext:value-type="float">
            <text:p>3.7921265282</text:p>
          </table:table-cell>
          <table:table-cell office:value-type="float" office:value="5.78857145253746E-015" calcext:value-type="float">
            <text:p>5.78857145253746E-015</text:p>
          </table:table-cell>
          <table:table-cell table:formula="of:=[.B23]*[.$D$1]" office:value-type="float" office:value="0.0000000000000144714286313437" calcext:value-type="float">
            <text:p>1.44714286313437E-014</text:p>
          </table:table-cell>
          <table:table-cell office:value-type="float" office:value="0.5" calcext:value-type="float">
            <text:p>0.5</text:p>
          </table:table-cell>
          <table:table-cell table:formula="of:=[.C23]*[.D23]" office:value-type="float" office:value="7.23571431567183E-015" calcext:value-type="float">
            <text:p>7.23571431567183E-015</text:p>
          </table:table-cell>
        </table:table-row>
        <table:table-row table:style-name="ro1">
          <table:table-cell office:value-type="float" office:value="3.8037237219" calcext:value-type="float">
            <text:p>3.8037237219</text:p>
          </table:table-cell>
          <table:table-cell office:value-type="float" office:value="6.52619042001222E-015" calcext:value-type="float">
            <text:p>6.52619042001222E-015</text:p>
          </table:table-cell>
          <table:table-cell table:formula="of:=[.B24]*[.$D$1]" office:value-type="float" office:value="0.0000000000000163154760500306" calcext:value-type="float">
            <text:p>1.63154760500306E-014</text:p>
          </table:table-cell>
          <table:table-cell office:value-type="float" office:value="0.5" calcext:value-type="float">
            <text:p>0.5</text:p>
          </table:table-cell>
          <table:table-cell table:formula="of:=[.C24]*[.D24]" office:value-type="float" office:value="8.15773802501527E-015" calcext:value-type="float">
            <text:p>8.15773802501527E-015</text:p>
          </table:table-cell>
        </table:table-row>
        <table:table-row table:style-name="ro1">
          <table:table-cell office:value-type="float" office:value="3.8172963495" calcext:value-type="float">
            <text:p>3.8172963495</text:p>
          </table:table-cell>
          <table:table-cell office:value-type="float" office:value="7.30403933836334E-015" calcext:value-type="float">
            <text:p>7.30403933836334E-015</text:p>
          </table:table-cell>
          <table:table-cell table:formula="of:=[.B25]*[.$D$1]" office:value-type="float" office:value="0.0000000000000182600983459084" calcext:value-type="float">
            <text:p>1.82600983459084E-014</text:p>
          </table:table-cell>
          <table:table-cell office:value-type="float" office:value="0.5" calcext:value-type="float">
            <text:p>0.5</text:p>
          </table:table-cell>
          <table:table-cell table:formula="of:=[.C25]*[.D25]" office:value-type="float" office:value="9.13004917295418E-015" calcext:value-type="float">
            <text:p>9.13004917295418E-015</text:p>
          </table:table-cell>
        </table:table-row>
        <table:table-row table:style-name="ro1">
          <table:table-cell office:value-type="float" office:value="3.8332760751" calcext:value-type="float">
            <text:p>3.8332760751</text:p>
          </table:table-cell>
          <table:table-cell office:value-type="float" office:value="8.50666896914835E-015" calcext:value-type="float">
            <text:p>8.50666896914835E-015</text:p>
          </table:table-cell>
          <table:table-cell table:formula="of:=[.B26]*[.$D$1]" office:value-type="float" office:value="0.0000000000000212666724228709" calcext:value-type="float">
            <text:p>2.12666724228709E-014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000000000000212666724228709" calcext:value-type="float">
            <text:p>2.12666724228709E-014</text:p>
          </table:table-cell>
        </table:table-row>
        <table:table-row table:style-name="ro1">
          <table:table-cell office:value-type="float" office:value="3.8536291237" calcext:value-type="float">
            <text:p>3.8536291237</text:p>
          </table:table-cell>
          <table:table-cell office:value-type="float" office:value="9.73310698050801E-015" calcext:value-type="float">
            <text:p>9.73310698050801E-015</text:p>
          </table:table-cell>
          <table:table-cell table:formula="of:=[.B27]*[.$D$1]" office:value-type="float" office:value="0.00000000000002433276745127" calcext:value-type="float">
            <text:p>2.433276745127E-014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0.00000000000002433276745127" calcext:value-type="float">
            <text:p>2.433276745127E-014</text:p>
          </table:table-cell>
        </table:table-row>
        <table:table-row table:style-name="ro1">
          <table:table-cell office:value-type="float" office:value="3.8694905473" calcext:value-type="float">
            <text:p>3.8694905473</text:p>
          </table:table-cell>
          <table:table-cell office:value-type="float" office:value="0.0000000000000107479431400776" calcext:value-type="float">
            <text:p>1.07479431400776E-014</text:p>
          </table:table-cell>
          <table:table-cell table:formula="of:=[.B28]*[.$D$1]" office:value-type="float" office:value="0.000000000000026869857850194" calcext:value-type="float">
            <text:p>2.6869857850194E-014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0.000000000000026869857850194" calcext:value-type="float">
            <text:p>2.6869857850194E-014</text:p>
          </table:table-cell>
        </table:table-row>
        <table:table-row table:style-name="ro1">
          <table:table-cell office:value-type="float" office:value="3.8907026747" calcext:value-type="float">
            <text:p>3.8907026747</text:p>
          </table:table-cell>
          <table:table-cell office:value-type="float" office:value="0.0000000000000117699528132955" calcext:value-type="float">
            <text:p>1.17699528132955E-014</text:p>
          </table:table-cell>
          <table:table-cell table:formula="of:=[.B29]*[.$D$1]" office:value-type="float" office:value="0.0000000000000294248820332387" calcext:value-type="float">
            <text:p>2.94248820332387E-014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0.0000000000000294248820332387" calcext:value-type="float">
            <text:p>2.94248820332387E-014</text:p>
          </table:table-cell>
        </table:table-row>
        <table:table-row table:style-name="ro1">
          <table:table-cell office:value-type="float" office:value="3.9241522208" calcext:value-type="float">
            <text:p>3.9241522208</text:p>
          </table:table-cell>
          <table:table-cell office:value-type="float" office:value="0.0000000000000127693626008455" calcext:value-type="float">
            <text:p>1.27693626008455E-014</text:p>
          </table:table-cell>
          <table:table-cell table:formula="of:=[.B30]*[.$D$1]" office:value-type="float" office:value="0.0000000000000319234065021138" calcext:value-type="float">
            <text:p>3.19234065021138E-014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0000000000000319234065021138" calcext:value-type="float">
            <text:p>3.19234065021138E-014</text:p>
          </table:table-cell>
        </table:table-row>
        <table:table-row table:style-name="ro1">
          <table:table-cell office:value-type="float" office:value="3.9457255028" calcext:value-type="float">
            <text:p>3.9457255028</text:p>
          </table:table-cell>
          <table:table-cell office:value-type="float" office:value="0.0000000000000139691955328955" calcext:value-type="float">
            <text:p>1.39691955328955E-014</text:p>
          </table:table-cell>
          <table:table-cell table:formula="of:=[.B31]*[.$D$1]" office:value-type="float" office:value="0.0000000000000349229888322387" calcext:value-type="float">
            <text:p>3.49229888322387E-014</text:p>
          </table:table-cell>
          <table:table-cell office:value-type="float" office:value="1" calcext:value-type="float">
            <text:p>1</text:p>
          </table:table-cell>
          <table:table-cell table:formula="of:=[.C31]*[.D31]" office:value-type="float" office:value="0.0000000000000349229888322387" calcext:value-type="float">
            <text:p>3.49229888322387E-014</text:p>
          </table:table-cell>
        </table:table-row>
        <table:table-row table:style-name="ro1">
          <table:table-cell office:value-type="float" office:value="3.9733340102" calcext:value-type="float">
            <text:p>3.9733340102</text:p>
          </table:table-cell>
          <table:table-cell office:value-type="float" office:value="0.0000000000000144937570429301" calcext:value-type="float">
            <text:p>1.44937570429301E-014</text:p>
          </table:table-cell>
          <table:table-cell table:formula="of:=[.B32]*[.$D$1]" office:value-type="float" office:value="0.0000000000000362343926073252" calcext:value-type="float">
            <text:p>3.62343926073252E-014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0.0000000000000362343926073252" calcext:value-type="float">
            <text:p>3.62343926073252E-014</text:p>
          </table:table-cell>
        </table:table-row>
        <table:table-row table:style-name="ro1">
          <table:table-cell office:value-type="float" office:value="4.0023547949" calcext:value-type="float">
            <text:p>4.0023547949</text:p>
          </table:table-cell>
          <table:table-cell office:value-type="float" office:value="0.0000000000000150722515410965" calcext:value-type="float">
            <text:p>1.50722515410965E-014</text:p>
          </table:table-cell>
          <table:table-cell table:formula="of:=[.B33]*[.$D$1]" office:value-type="float" office:value="0.0000000000000376806288527412" calcext:value-type="float">
            <text:p>3.76806288527412E-014</text:p>
          </table:table-cell>
          <table:table-cell office:value-type="float" office:value="1" calcext:value-type="float">
            <text:p>1</text:p>
          </table:table-cell>
          <table:table-cell table:formula="of:=[.C33]*[.D33]" office:value-type="float" office:value="0.0000000000000376806288527412" calcext:value-type="float">
            <text:p>3.76806288527412E-014</text:p>
          </table:table-cell>
        </table:table-row>
        <table:table-row table:style-name="ro1">
          <table:table-cell office:value-type="float" office:value="4.0420184415" calcext:value-type="float">
            <text:p>4.0420184415</text:p>
          </table:table-cell>
          <table:table-cell office:value-type="float" office:value="0.000000000000015559570055949" calcext:value-type="float">
            <text:p>1.5559570055949E-014</text:p>
          </table:table-cell>
          <table:table-cell table:formula="of:=[.B34]*[.$D$1]" office:value-type="float" office:value="0.0000000000000388989251398725" calcext:value-type="float">
            <text:p>3.88989251398725E-014</text:p>
          </table:table-cell>
          <table:table-cell office:value-type="float" office:value="1" calcext:value-type="float">
            <text:p>1</text:p>
          </table:table-cell>
          <table:table-cell table:formula="of:=[.C34]*[.D34]" office:value-type="float" office:value="0.0000000000000388989251398725" calcext:value-type="float">
            <text:p>3.88989251398725E-014</text:p>
          </table:table-cell>
        </table:table-row>
        <table:table-row table:style-name="ro1">
          <table:table-cell office:value-type="float" office:value="4.0721004246" calcext:value-type="float">
            <text:p>4.0721004246</text:p>
          </table:table-cell>
          <table:table-cell office:value-type="float" office:value="0.0000000000000160422296231132" calcext:value-type="float">
            <text:p>1.60422296231132E-014</text:p>
          </table:table-cell>
          <table:table-cell table:formula="of:=[.B35]*[.$D$1]" office:value-type="float" office:value="0.000000000000040105574057783" calcext:value-type="float">
            <text:p>4.0105574057783E-014</text:p>
          </table:table-cell>
          <table:table-cell office:value-type="float" office:value="1" calcext:value-type="float">
            <text:p>1</text:p>
          </table:table-cell>
          <table:table-cell table:formula="of:=[.C35]*[.D35]" office:value-type="float" office:value="0.000000000000040105574057783" calcext:value-type="float">
            <text:p>4.0105574057783E-014</text:p>
          </table:table-cell>
        </table:table-row>
        <table:table-row table:style-name="ro1">
          <table:table-cell office:value-type="float" office:value="4.1055168962" calcext:value-type="float">
            <text:p>4.1055168962</text:p>
          </table:table-cell>
          <table:table-cell office:value-type="float" office:value="0.0000000000000165206846793108" calcext:value-type="float">
            <text:p>1.65206846793108E-014</text:p>
          </table:table-cell>
          <table:table-cell table:formula="of:=[.B36]*[.$D$1]" office:value-type="float" office:value="0.000000000000041301711698277" calcext:value-type="float">
            <text:p>4.1301711698277E-014</text:p>
          </table:table-cell>
          <table:table-cell office:value-type="float" office:value="1" calcext:value-type="float">
            <text:p>1</text:p>
          </table:table-cell>
          <table:table-cell table:formula="of:=[.C36]*[.D36]" office:value-type="float" office:value="0.000000000000041301711698277" calcext:value-type="float">
            <text:p>4.1301711698277E-014</text:p>
          </table:table-cell>
        </table:table-row>
        <table:table-row table:style-name="ro1">
          <table:table-cell office:value-type="float" office:value="4.1409004772" calcext:value-type="float">
            <text:p>4.1409004772</text:p>
          </table:table-cell>
          <table:table-cell office:value-type="float" office:value="0.0000000000000168318677555414" calcext:value-type="float">
            <text:p>1.68318677555414E-014</text:p>
          </table:table-cell>
          <table:table-cell table:formula="of:=[.B37]*[.$D$1]" office:value-type="float" office:value="0.0000000000000420796693888535" calcext:value-type="float">
            <text:p>4.20796693888535E-014</text:p>
          </table:table-cell>
          <table:table-cell office:value-type="float" office:value="1" calcext:value-type="float">
            <text:p>1</text:p>
          </table:table-cell>
          <table:table-cell table:formula="of:=[.C37]*[.D37]" office:value-type="float" office:value="0.0000000000000420796693888535" calcext:value-type="float">
            <text:p>4.20796693888535E-014</text:p>
          </table:table-cell>
        </table:table-row>
        <table:table-row table:style-name="ro1">
          <table:table-cell office:value-type="float" office:value="4.1791337679" calcext:value-type="float">
            <text:p>4.1791337679</text:p>
          </table:table-cell>
          <table:table-cell office:value-type="float" office:value="0.0000000000000170190824394441" calcext:value-type="float">
            <text:p>1.70190824394441E-014</text:p>
          </table:table-cell>
          <table:table-cell table:formula="of:=[.B38]*[.$D$1]" office:value-type="float" office:value="0.0000000000000425477060986103" calcext:value-type="float">
            <text:p>4.25477060986103E-014</text:p>
          </table:table-cell>
          <table:table-cell office:value-type="float" office:value="1" calcext:value-type="float">
            <text:p>1</text:p>
          </table:table-cell>
          <table:table-cell table:formula="of:=[.C38]*[.D38]" office:value-type="float" office:value="0.0000000000000425477060986103" calcext:value-type="float">
            <text:p>4.25477060986103E-014</text:p>
          </table:table-cell>
        </table:table-row>
        <table:table-row table:style-name="ro1">
          <table:table-cell office:value-type="float" office:value="4.2181865893" calcext:value-type="float">
            <text:p>4.2181865893</text:p>
          </table:table-cell>
          <table:table-cell office:value-type="float" office:value="0.0000000000000174138246857962" calcext:value-type="float">
            <text:p>1.74138246857962E-014</text:p>
          </table:table-cell>
          <table:table-cell table:formula="of:=[.B39]*[.$D$1]" office:value-type="float" office:value="0.0000000000000435345617144905" calcext:value-type="float">
            <text:p>4.35345617144905E-014</text:p>
          </table:table-cell>
          <table:table-cell office:value-type="float" office:value="1" calcext:value-type="float">
            <text:p>1</text:p>
          </table:table-cell>
          <table:table-cell table:formula="of:=[.C39]*[.D39]" office:value-type="float" office:value="0.0000000000000435345617144905" calcext:value-type="float">
            <text:p>4.35345617144905E-014</text:p>
          </table:table-cell>
        </table:table-row>
        <table:table-row table:style-name="ro1">
          <table:table-cell office:value-type="float" office:value="4.2543196407" calcext:value-type="float">
            <text:p>4.2543196407</text:p>
          </table:table-cell>
          <table:table-cell office:value-type="float" office:value="0.0000000000000176185711387615" calcext:value-type="float">
            <text:p>1.76185711387615E-014</text:p>
          </table:table-cell>
          <table:table-cell table:formula="of:=[.B40]*[.$D$1]" office:value-type="float" office:value="0.0000000000000440464278469038" calcext:value-type="float">
            <text:p>4.40464278469038E-014</text:p>
          </table:table-cell>
          <table:table-cell office:value-type="float" office:value="1" calcext:value-type="float">
            <text:p>1</text:p>
          </table:table-cell>
          <table:table-cell table:formula="of:=[.C40]*[.D40]" office:value-type="float" office:value="0.0000000000000440464278469038" calcext:value-type="float">
            <text:p>4.40464278469038E-014</text:p>
          </table:table-cell>
        </table:table-row>
        <table:table-row table:style-name="ro1">
          <table:table-cell office:value-type="float" office:value="4.3007121966" calcext:value-type="float">
            <text:p>4.3007121966</text:p>
          </table:table-cell>
          <table:table-cell office:value-type="float" office:value="0.0000000000000173919900419536" calcext:value-type="float">
            <text:p>1.73919900419536E-014</text:p>
          </table:table-cell>
          <table:table-cell table:formula="of:=[.B41]*[.$D$1]" office:value-type="float" office:value="0.000000000000043479975104884" calcext:value-type="float">
            <text:p>4.3479975104884E-014</text:p>
          </table:table-cell>
          <table:table-cell office:value-type="float" office:value="1" calcext:value-type="float">
            <text:p>1</text:p>
          </table:table-cell>
          <table:table-cell table:formula="of:=[.C41]*[.D41]" office:value-type="float" office:value="0.000000000000043479975104884" calcext:value-type="float">
            <text:p>4.3479975104884E-014</text:p>
          </table:table-cell>
        </table:table-row>
        <table:table-row table:style-name="ro1">
          <table:table-cell office:value-type="float" office:value="4.3420437522" calcext:value-type="float">
            <text:p>4.3420437522</text:p>
          </table:table-cell>
          <table:table-cell office:value-type="float" office:value="0.000000000000017375070785561" calcext:value-type="float">
            <text:p>1.7375070785561E-014</text:p>
          </table:table-cell>
          <table:table-cell table:formula="of:=[.B42]*[.$D$1]" office:value-type="float" office:value="0.0000000000000434376769639025" calcext:value-type="float">
            <text:p>4.34376769639025E-014</text:p>
          </table:table-cell>
          <table:table-cell office:value-type="float" office:value="1" calcext:value-type="float">
            <text:p>1</text:p>
          </table:table-cell>
          <table:table-cell table:formula="of:=[.C42]*[.D42]" office:value-type="float" office:value="0.0000000000000434376769639025" calcext:value-type="float">
            <text:p>4.34376769639025E-014</text:p>
          </table:table-cell>
        </table:table-row>
        <table:table-row table:style-name="ro1">
          <table:table-cell office:value-type="float" office:value="4.3871800965" calcext:value-type="float">
            <text:p>4.3871800965</text:p>
          </table:table-cell>
          <table:table-cell office:value-type="float" office:value="0.0000000000000171255716873596" calcext:value-type="float">
            <text:p>1.71255716873596E-014</text:p>
          </table:table-cell>
          <table:table-cell table:formula="of:=[.B43]*[.$D$1]" office:value-type="float" office:value="0.000000000000042813929218399" calcext:value-type="float">
            <text:p>4.2813929218399E-014</text:p>
          </table:table-cell>
          <table:table-cell office:value-type="float" office:value="1" calcext:value-type="float">
            <text:p>1</text:p>
          </table:table-cell>
          <table:table-cell table:formula="of:=[.C43]*[.D43]" office:value-type="float" office:value="0.000000000000042813929218399" calcext:value-type="float">
            <text:p>4.2813929218399E-014</text:p>
          </table:table-cell>
        </table:table-row>
        <table:table-row table:style-name="ro1">
          <table:table-cell office:value-type="float" office:value="4.4380314713" calcext:value-type="float">
            <text:p>4.4380314713</text:p>
          </table:table-cell>
          <table:table-cell office:value-type="float" office:value="0.0000000000000168458894321594" calcext:value-type="float">
            <text:p>1.68458894321594E-014</text:p>
          </table:table-cell>
          <table:table-cell table:formula="of:=[.B44]*[.$D$1]" office:value-type="float" office:value="0.0000000000000421147235803985" calcext:value-type="float">
            <text:p>4.21147235803985E-014</text:p>
          </table:table-cell>
          <table:table-cell office:value-type="float" office:value="1" calcext:value-type="float">
            <text:p>1</text:p>
          </table:table-cell>
          <table:table-cell table:formula="of:=[.C44]*[.D44]" office:value-type="float" office:value="0.0000000000000421147235803985" calcext:value-type="float">
            <text:p>4.21147235803985E-014</text:p>
          </table:table-cell>
        </table:table-row>
        <table:table-row table:style-name="ro1">
          <table:table-cell office:value-type="float" office:value="4.4899721709" calcext:value-type="float">
            <text:p>4.4899721709</text:p>
          </table:table-cell>
          <table:table-cell office:value-type="float" office:value="0.0000000000000156213750095981" calcext:value-type="float">
            <text:p>1.56213750095981E-014</text:p>
          </table:table-cell>
          <table:table-cell table:formula="of:=[.B45]*[.$D$1]" office:value-type="float" office:value="0.0000000000000390534375239952" calcext:value-type="float">
            <text:p>3.90534375239952E-014</text:p>
          </table:table-cell>
          <table:table-cell office:value-type="float" office:value="1" calcext:value-type="float">
            <text:p>1</text:p>
          </table:table-cell>
          <table:table-cell table:formula="of:=[.C45]*[.D45]" office:value-type="float" office:value="0.0000000000000390534375239952" calcext:value-type="float">
            <text:p>3.90534375239952E-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23:41:40.330590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cycles>9</meta:editing-cycles>
    <meta:editing-duration>PT17M21S</meta:editing-duration>
    <dc:date>2017-06-07T23:49:31.796408810</dc:date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3:Sheet1.A45 Sheet1.C3:Sheet1.C45 Sheet1.E3:Sheet1.E45" svg:x="0.32cm" svg:y="0.18cm" svg:width="12.508cm" svg:height="8.64cm">
          <chartooo:coordinate-region svg:x="1.947cm" svg:y="0.38cm" svg:width="10.78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45" chart:class="chart:scatter">
            <chart:domain table:cell-range-address="Sheet1.A3:Sheet1.A45"/>
            <chart:data-point chart:repeated="43"/>
          </chart:series>
          <chart:series chart:style-name="ch7" chart:values-cell-range-address="Sheet1.E3:Sheet1.E45" chart:class="chart:scatter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45</svg:desc>
                </draw:g>
              </table:table-cell>
              <table:table-cell office:value-type="float" office:value="2.69277163486237E-015">
                <text:p>2.69277163486237E-015</text:p>
                <draw:g>
                  <svg:desc>Sheet1.C3:Sheet1.C45</svg:desc>
                </draw:g>
              </table:table-cell>
              <table:table-cell office:value-type="float" office:value="2.69277163486237E-015">
                <text:p>2.69277163486237E-015</text:p>
                <draw:g>
                  <svg:desc>Sheet1.E3:Sheet1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13604495">
                <text:p>3.013604495</text:p>
              </table:table-cell>
              <table:table-cell office:value-type="float" office:value="2.69277163486237E-015">
                <text:p>2.69277163486237E-015</text:p>
              </table:table-cell>
              <table:table-cell office:value-type="float" office:value="2.69277163486237E-015">
                <text:p>2.69277163486237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724216796">
                <text:p>3.0724216796</text:p>
              </table:table-cell>
              <table:table-cell office:value-type="float" office:value="3.83224849259875E-015">
                <text:p>3.83224849259875E-015</text:p>
              </table:table-cell>
              <table:table-cell office:value-type="float" office:value="3.83224849259875E-015">
                <text:p>3.83224849259875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255930098">
                <text:p>3.2255930098</text:p>
              </table:table-cell>
              <table:table-cell office:value-type="float" office:value="0.0000000000000272341013856537">
                <text:p>0.0000000000000272341013856537</text:p>
              </table:table-cell>
              <table:table-cell office:value-type="float" office:value="0.0000000000000136170506928269">
                <text:p>0.0000000000000136170506928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799760304">
                <text:p>3.3799760304</text:p>
              </table:table-cell>
              <table:table-cell office:value-type="float" office:value="0.0000000000000268202303472202">
                <text:p>0.0000000000000268202303472202</text:p>
              </table:table-cell>
              <table:table-cell office:value-type="float" office:value="0.0000000000000134101151736101">
                <text:p>0.0000000000000134101151736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166467596">
                <text:p>3.5166467596</text:p>
              </table:table-cell>
              <table:table-cell office:value-type="float" office:value="0.0000000000000302896895079112">
                <text:p>0.0000000000000302896895079112</text:p>
              </table:table-cell>
              <table:table-cell office:value-type="float" office:value="0.0000000000000151448447539556">
                <text:p>0.0000000000000151448447539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650455841">
                <text:p>3.5650455841</text:p>
              </table:table-cell>
              <table:table-cell office:value-type="float" office:value="0.0000000000000242942808591626">
                <text:p>0.0000000000000242942808591626</text:p>
              </table:table-cell>
              <table:table-cell office:value-type="float" office:value="0.0000000000000121471404295813">
                <text:p>0.0000000000000121471404295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88104612">
                <text:p>3.6088104612</text:p>
              </table:table-cell>
              <table:table-cell office:value-type="float" office:value="0.0000000000000192820121709792">
                <text:p>0.0000000000000192820121709792</text:p>
              </table:table-cell>
              <table:table-cell office:value-type="float" office:value="9.6410060854896E-015">
                <text:p>9.6410060854896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657457907">
                <text:p>3.6657457907</text:p>
              </table:table-cell>
              <table:table-cell office:value-type="float" office:value="8.6841880203825E-015">
                <text:p>8.6841880203825E-015</text:p>
              </table:table-cell>
              <table:table-cell office:value-type="float" office:value="4.34209401019125E-015">
                <text:p>4.34209401019125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789220281">
                <text:p>3.6789220281</text:p>
              </table:table-cell>
              <table:table-cell office:value-type="float" office:value="8.20672132252423E-015">
                <text:p>8.20672132252423E-015</text:p>
              </table:table-cell>
              <table:table-cell office:value-type="float" office:value="4.10336066126211E-015">
                <text:p>4.10336066126211E-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918393415">
                <text:p>3.6918393415</text:p>
              </table:table-cell>
              <table:table-cell office:value-type="float" office:value="7.9984016436241E-015">
                <text:p>7.9984016436241E-015</text:p>
              </table:table-cell>
              <table:table-cell office:value-type="float" office:value="3.99920082181205E-015">
                <text:p>3.99920082181205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012639177">
                <text:p>3.7012639177</text:p>
              </table:table-cell>
              <table:table-cell office:value-type="float" office:value="7.97971284964443E-015">
                <text:p>7.97971284964443E-015</text:p>
              </table:table-cell>
              <table:table-cell office:value-type="float" office:value="3.98985642482221E-015">
                <text:p>3.98985642482221E-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115568212">
                <text:p>3.7115568212</text:p>
              </table:table-cell>
              <table:table-cell office:value-type="float" office:value="8.09408061571815E-015">
                <text:p>8.09408061571815E-015</text:p>
              </table:table-cell>
              <table:table-cell office:value-type="float" office:value="4.04704030785908E-015">
                <text:p>4.04704030785908E-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225127169">
                <text:p>3.7225127169</text:p>
              </table:table-cell>
              <table:table-cell office:value-type="float" office:value="8.11408409927065E-015">
                <text:p>8.11408409927065E-015</text:p>
              </table:table-cell>
              <table:table-cell office:value-type="float" office:value="4.05704204963533E-015">
                <text:p>4.05704204963533E-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291987297">
                <text:p>3.7291987297</text:p>
              </table:table-cell>
              <table:table-cell office:value-type="float" office:value="8.7402863398978E-015">
                <text:p>8.7402863398978E-015</text:p>
              </table:table-cell>
              <table:table-cell office:value-type="float" office:value="4.3701431699489E-015">
                <text:p>4.3701431699489E-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387789755">
                <text:p>3.7387789755</text:p>
              </table:table-cell>
              <table:table-cell office:value-type="float" office:value="9.1352976912693E-015">
                <text:p>9.1352976912693E-015</text:p>
              </table:table-cell>
              <table:table-cell office:value-type="float" office:value="4.56764884563465E-015">
                <text:p>4.56764884563465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470402509">
                <text:p>3.7470402509</text:p>
              </table:table-cell>
              <table:table-cell office:value-type="float" office:value="9.76055695988898E-015">
                <text:p>9.76055695988898E-015</text:p>
              </table:table-cell>
              <table:table-cell office:value-type="float" office:value="4.88027847994449E-015">
                <text:p>4.88027847994449E-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579044753">
                <text:p>3.7579044753</text:p>
              </table:table-cell>
              <table:table-cell office:value-type="float" office:value="0.0000000000000105996726150672">
                <text:p>0.0000000000000105996726150672</text:p>
              </table:table-cell>
              <table:table-cell office:value-type="float" office:value="5.29983630753358E-015">
                <text:p>5.29983630753358E-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677798173">
                <text:p>3.7677798173</text:p>
              </table:table-cell>
              <table:table-cell office:value-type="float" office:value="0.0000000000000116208473499307">
                <text:p>0.0000000000000116208473499307</text:p>
              </table:table-cell>
              <table:table-cell office:value-type="float" office:value="5.81042367496536E-015">
                <text:p>5.81042367496536E-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811633591">
                <text:p>3.7811633591</text:p>
              </table:table-cell>
              <table:table-cell office:value-type="float" office:value="0.0000000000000129142217688708">
                <text:p>0.0000000000000129142217688708</text:p>
              </table:table-cell>
              <table:table-cell office:value-type="float" office:value="6.45711088443538E-015">
                <text:p>6.45711088443538E-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921265282">
                <text:p>3.7921265282</text:p>
              </table:table-cell>
              <table:table-cell office:value-type="float" office:value="0.0000000000000144714286313437">
                <text:p>0.0000000000000144714286313437</text:p>
              </table:table-cell>
              <table:table-cell office:value-type="float" office:value="7.23571431567183E-015">
                <text:p>7.23571431567183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037237219">
                <text:p>3.8037237219</text:p>
              </table:table-cell>
              <table:table-cell office:value-type="float" office:value="0.0000000000000163154760500306">
                <text:p>0.0000000000000163154760500306</text:p>
              </table:table-cell>
              <table:table-cell office:value-type="float" office:value="8.15773802501527E-015">
                <text:p>8.15773802501527E-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172963495">
                <text:p>3.8172963495</text:p>
              </table:table-cell>
              <table:table-cell office:value-type="float" office:value="0.0000000000000182600983459084">
                <text:p>0.0000000000000182600983459084</text:p>
              </table:table-cell>
              <table:table-cell office:value-type="float" office:value="9.13004917295418E-015">
                <text:p>9.13004917295418E-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332760751">
                <text:p>3.8332760751</text:p>
              </table:table-cell>
              <table:table-cell office:value-type="float" office:value="0.0000000000000212666724228709">
                <text:p>0.0000000000000212666724228709</text:p>
              </table:table-cell>
              <table:table-cell office:value-type="float" office:value="0.0000000000000212666724228709">
                <text:p>0.0000000000000212666724228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536291237">
                <text:p>3.8536291237</text:p>
              </table:table-cell>
              <table:table-cell office:value-type="float" office:value="0.00000000000002433276745127">
                <text:p>0.00000000000002433276745127</text:p>
              </table:table-cell>
              <table:table-cell office:value-type="float" office:value="0.00000000000002433276745127">
                <text:p>0.00000000000002433276745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694905473">
                <text:p>3.8694905473</text:p>
              </table:table-cell>
              <table:table-cell office:value-type="float" office:value="0.000000000000026869857850194">
                <text:p>0.000000000000026869857850194</text:p>
              </table:table-cell>
              <table:table-cell office:value-type="float" office:value="0.000000000000026869857850194">
                <text:p>0.000000000000026869857850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907026747">
                <text:p>3.8907026747</text:p>
              </table:table-cell>
              <table:table-cell office:value-type="float" office:value="0.0000000000000294248820332387">
                <text:p>0.0000000000000294248820332387</text:p>
              </table:table-cell>
              <table:table-cell office:value-type="float" office:value="0.0000000000000294248820332387">
                <text:p>0.0000000000000294248820332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241522208">
                <text:p>3.9241522208</text:p>
              </table:table-cell>
              <table:table-cell office:value-type="float" office:value="0.0000000000000319234065021138">
                <text:p>0.0000000000000319234065021138</text:p>
              </table:table-cell>
              <table:table-cell office:value-type="float" office:value="0.0000000000000319234065021138">
                <text:p>0.0000000000000319234065021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457255028">
                <text:p>3.9457255028</text:p>
              </table:table-cell>
              <table:table-cell office:value-type="float" office:value="0.0000000000000349229888322387">
                <text:p>0.0000000000000349229888322387</text:p>
              </table:table-cell>
              <table:table-cell office:value-type="float" office:value="0.0000000000000349229888322387">
                <text:p>0.0000000000000349229888322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733340102">
                <text:p>3.9733340102</text:p>
              </table:table-cell>
              <table:table-cell office:value-type="float" office:value="0.0000000000000362343926073252">
                <text:p>0.0000000000000362343926073252</text:p>
              </table:table-cell>
              <table:table-cell office:value-type="float" office:value="0.0000000000000362343926073252">
                <text:p>0.0000000000000362343926073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023547949">
                <text:p>4.0023547949</text:p>
              </table:table-cell>
              <table:table-cell office:value-type="float" office:value="0.0000000000000376806288527412">
                <text:p>0.0000000000000376806288527412</text:p>
              </table:table-cell>
              <table:table-cell office:value-type="float" office:value="0.0000000000000376806288527412">
                <text:p>0.0000000000000376806288527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420184415">
                <text:p>4.0420184415</text:p>
              </table:table-cell>
              <table:table-cell office:value-type="float" office:value="0.0000000000000388989251398725">
                <text:p>0.0000000000000388989251398725</text:p>
              </table:table-cell>
              <table:table-cell office:value-type="float" office:value="0.0000000000000388989251398725">
                <text:p>0.0000000000000388989251398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721004246">
                <text:p>4.0721004246</text:p>
              </table:table-cell>
              <table:table-cell office:value-type="float" office:value="0.000000000000040105574057783">
                <text:p>0.000000000000040105574057783</text:p>
              </table:table-cell>
              <table:table-cell office:value-type="float" office:value="0.000000000000040105574057783">
                <text:p>0.000000000000040105574057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055168962">
                <text:p>4.1055168962</text:p>
              </table:table-cell>
              <table:table-cell office:value-type="float" office:value="0.000000000000041301711698277">
                <text:p>0.000000000000041301711698277</text:p>
              </table:table-cell>
              <table:table-cell office:value-type="float" office:value="0.000000000000041301711698277">
                <text:p>0.000000000000041301711698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409004772">
                <text:p>4.1409004772</text:p>
              </table:table-cell>
              <table:table-cell office:value-type="float" office:value="0.0000000000000420796693888535">
                <text:p>0.0000000000000420796693888535</text:p>
              </table:table-cell>
              <table:table-cell office:value-type="float" office:value="0.0000000000000420796693888535">
                <text:p>0.0000000000000420796693888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791337679">
                <text:p>4.1791337679</text:p>
              </table:table-cell>
              <table:table-cell office:value-type="float" office:value="0.0000000000000425477060986103">
                <text:p>0.0000000000000425477060986103</text:p>
              </table:table-cell>
              <table:table-cell office:value-type="float" office:value="0.0000000000000425477060986103">
                <text:p>0.0000000000000425477060986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181865893">
                <text:p>4.2181865893</text:p>
              </table:table-cell>
              <table:table-cell office:value-type="float" office:value="0.0000000000000435345617144905">
                <text:p>0.0000000000000435345617144905</text:p>
              </table:table-cell>
              <table:table-cell office:value-type="float" office:value="0.0000000000000435345617144905">
                <text:p>0.0000000000000435345617144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543196407">
                <text:p>4.2543196407</text:p>
              </table:table-cell>
              <table:table-cell office:value-type="float" office:value="0.0000000000000440464278469038">
                <text:p>0.0000000000000440464278469038</text:p>
              </table:table-cell>
              <table:table-cell office:value-type="float" office:value="0.0000000000000440464278469038">
                <text:p>0.0000000000000440464278469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007121966">
                <text:p>4.3007121966</text:p>
              </table:table-cell>
              <table:table-cell office:value-type="float" office:value="0.000000000000043479975104884">
                <text:p>0.000000000000043479975104884</text:p>
              </table:table-cell>
              <table:table-cell office:value-type="float" office:value="0.000000000000043479975104884">
                <text:p>0.000000000000043479975104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420437522">
                <text:p>4.3420437522</text:p>
              </table:table-cell>
              <table:table-cell office:value-type="float" office:value="0.0000000000000434376769639025">
                <text:p>0.0000000000000434376769639025</text:p>
              </table:table-cell>
              <table:table-cell office:value-type="float" office:value="0.0000000000000434376769639025">
                <text:p>0.0000000000000434376769639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871800965">
                <text:p>4.3871800965</text:p>
              </table:table-cell>
              <table:table-cell office:value-type="float" office:value="0.000000000000042813929218399">
                <text:p>0.000000000000042813929218399</text:p>
              </table:table-cell>
              <table:table-cell office:value-type="float" office:value="0.000000000000042813929218399">
                <text:p>0.000000000000042813929218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380314713">
                <text:p>4.4380314713</text:p>
              </table:table-cell>
              <table:table-cell office:value-type="float" office:value="0.0000000000000421147235803985">
                <text:p>0.0000000000000421147235803985</text:p>
              </table:table-cell>
              <table:table-cell office:value-type="float" office:value="0.0000000000000421147235803985">
                <text:p>0.0000000000000421147235803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899721709">
                <text:p>4.4899721709</text:p>
              </table:table-cell>
              <table:table-cell office:value-type="float" office:value="0.0000000000000390534375239952">
                <text:p>0.0000000000000390534375239952</text:p>
              </table:table-cell>
              <table:table-cell office:value-type="float" office:value="0.0000000000000390534375239952">
                <text:p>0.0000000000000390534375239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